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1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1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1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1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font-style-asian="italic" style:font-style-complex="italic"/>
    </style:style>
    <style:style style:name="T5" style:family="text">
      <style:text-properties officeooo:rsid="0052ae73"/>
    </style:style>
    <style:style style:name="T6" style:family="text">
      <style:text-properties officeooo:rsid="009f4fec"/>
    </style:style>
    <style:style style:name="T7" style:family="text">
      <style:text-properties officeooo:rsid="00a0d684"/>
    </style:style>
    <style:style style:name="T8" style:family="text">
      <style:text-properties style:font-name="inherit" fo:font-size="2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20"/>
      <text:p text:style-name="P9"/>
      <text:p text:style-name="P10">Hallo, mein Name ist Alex, und das ist meine Familie.</text:p>
      <text:p text:style-name="P9"/>
      <text:p text:style-name="P10">[ ħalo majn name ist Alex, und das ist majna Familja ]</text:p>
      <text:p text:style-name="P9"/>
      <text:p text:style-name="P8"/>
      <text:p text:style-name="P11">Ich habe zwei Geschwister.</text:p>
      <text:p text:style-name="P11">[ iħx <text:s/>ħabe <text:s/><text:span text:style-name="T5">ż</text:span>vaj <text:s/>gi-xwesta]</text:p>
      <text:p text:style-name="P11"/>
      <text:p text:style-name="P11">Das ist mine Schwesta Haley, und das ist mein Bruder Luke.</text:p>
      <text:p text:style-name="P11">[ Das ist majni xwesta Ħali, und das ist majn Bruda Luke ].</text:p>
      <text:p text:style-name="P11"/>
      <text:p text:style-name="P11">Das ist meine Eltern</text:p>
      <text:p text:style-name="P11">[ Das ist majne Eltan] <text:s/></text:p>
      <text:p text:style-name="P11"/>
      <text:p text:style-name="P11">Mein Vater heißt Phil, und meine Mutter heißt Claire.</text:p>
      <text:p text:style-name="P11">[ majn fata ħajst Fil, und majne Mqutter ħajst Cler ]</text:p>
      <text:p text:style-name="P11"/>
      <text:p text:style-name="P12">Das ist mein Großvater. Sein Name ist Jay.</text:p>
      <text:p text:style-name="P12">[ das is majn grosfata. <text:span text:style-name="T5">Ż</text:span>ajn name ist <text:span text:style-name="T5">ġ</text:span>ej ]</text:p>
      <text:p text:style-name="P12"/>
      <text:p text:style-name="P12">Das ist seine Frau, Gloria.</text:p>
      <text:p text:style-name="P13">[ Das ist <text:s/><text:span text:style-name="T5">ż</text:span>ajne fraw, Glorja ]</text:p>
      <text:p text:style-name="P13"/>
      <text:p text:style-name="P13">Aber, ist sie meine Großmutter?<text:tab/><text:tab/><text:tab/><text:tab/>But is she my grandmother?</text:p>
      <text:p text:style-name="P13">[ Aba, ist majne grosmutter? ]</text:p>
      <text:p text:style-name="P13"/>
      <text:p text:style-name="P13">Ihr Sohn heißt Manny.</text:p>
      <text:p text:style-name="P13">[ ija <text:span text:style-name="T5">Ż</text:span>on ħajst Many ]</text:p>
      <text:p text:style-name="P13"/>
      <text:p text:style-name="P13">Das ist mein Onkel Mitchel</text:p>
      <text:p text:style-name="P13">[ das ist majn ankel micil ]</text:p>
      <text:p text:style-name="P13"/>
      <text:p text:style-name="P16">Er ist der Bruder, von meiner Mutter.<text:tab/><text:tab/><text:tab/><text:tab/>He's the brother of my mother.</text:p>
      <text:p text:style-name="P17">[ Er ist der bruda, fon majna Muta ]</text:p>
      <text:p text:style-name="P16"/>
      <text:p text:style-name="P16">Ich habe keine Tante<text:tab/><text:tab/><text:tab/><text:tab/><text:tab/><text:tab/>I don't have an aunt</text:p>
      <text:p text:style-name="P17">[ iħx ħabe kajne Tanta <text:s/>]</text:p>
      <text:p text:style-name="P17">keine [ kajne ]<text:tab/><text:tab/><text:tab/><text:tab/><text:tab/><text:tab/><text:tab/>no</text:p>
      <text:p text:style-name="P17"/>
      <text:p text:style-name="P17">Sondern einen zweiten Onkel, Can.<text:tab/><text:tab/><text:tab/><text:tab/>But a second uncle, Can.</text:p>
      <text:p text:style-name="P17">[ <text:span text:style-name="T5">Ż</text:span>ondan ajnen <text:span text:style-name="T5">ż</text:span>vajten Unkel, Ken ]</text:p>
      <text:p text:style-name="P18">Sondern [ <text:span text:style-name="T5">Ż</text:span>ondan ]<text:tab/><text:tab/><text:tab/><text:tab/><text:tab/><text:tab/>Rather</text:p>
      <text:p text:style-name="P18">zweiten <text:s/><text:span text:style-name="T6">[ </text:span><text:span text:style-name="T5">ż</text:span>vajten <text:span text:style-name="T6">]<text:tab/><text:tab/><text:tab/><text:tab/><text:tab/><text:tab/>second</text:span></text:p>
      <text:p text:style-name="P18">einen <text:span text:style-name="T6">[ </text:span>ajnen<text:span text:style-name="T6">]<text:tab/><text:tab/><text:tab/><text:tab/><text:tab/><text:tab/><text:tab/>a</text:span></text:p>
      <text:p text:style-name="P19"><text:soft-page-break/>Sie haben eine Tochter.<text:tab/><text:tab/><text:tab/><text:tab/><text:tab/><text:tab/><text:span text:style-name="T7">They have a daughter.</text:span></text:p>
      <text:p text:style-name="P15">[ <text:span text:style-name="T5">Ż</text:span>i ħaben ajne toħta ]</text:p>
      <text:p text:style-name="P15"/>
      <text:p text:style-name="P15">Lily ist meine Cousine.<text:tab/><text:tab/><text:tab/><text:tab/><text:tab/><text:tab/>Lily is my cousin.</text:p>
      <text:p text:style-name="P15">[ Lili ist majna Ku<text:span text:style-name="T5">ż</text:span>ina ]</text:p>
      <text:p text:style-name="P15"/>
      <text:p text:style-name="P15">Naja, das ist meine Familie!<text:tab/><text:tab/><text:tab/><text:tab/><text:tab/>Well, that's my family!</text:p>
      <text:p text:style-name="P15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14">die Mutter</text:p>
      <text:p text:style-name="P14">der Vater</text:p>
      <text:p text:style-name="P14">die Eltern</text:p>
      <text:p text:style-name="P14">der Mann</text:p>
      <text:p text:style-name="P14">die Frau</text:p>
      <text:p text:style-name="P14">die Kinder</text:p>
      <text:p text:style-name="P14">der Sohn</text:p>
      <text:p text:style-name="P14">die Tochter</text:p>
      <text:p text:style-name="P14">der Bruder</text:p>
      <text:p text:style-name="P14">die Schwaster</text:p>
      <text:p text:style-name="P14">die Geschwister</text:p>
      <text:p text:style-name="P21">der Opa</text:p>
      <text:p text:style-name="P21">der Großvater</text:p>
      <text:p text:style-name="P21">die Oma</text:p>
      <text:p text:style-name="P21">die Großmutter</text:p>
      <text:p text:style-name="P21">die Grosßeltern</text:p>
      <text:p text:style-name="P21">die Tante</text:p>
      <text:p text:style-name="P21">der Onkel</text:p>
      <text:p text:style-name="P21">der Cousin</text:p>
      <text:p text:style-name="P21">die Cousine</text:p>
      <text:p text:style-name="P21"/>
      <text:p text:style-name="P23">_________________________________________________________________________________________________</text:p>
      <text:p text:style-name="P23"/>
      <text:p text:style-name="P25">Die Nomen <text:s text:c="2"/>[ di Nomen ] <text:s text:c="2"/>The nouns</text:p>
      <text:p text:style-name="P25"/>
      <text:p text:style-name="P24">der Vater<text:tab/></text:p>
      <text:p text:style-name="P24">die Mutter</text:p>
      <text:p text:style-name="P21">das Kind</text:p>
      <text:p text:style-name="P21"/>
      <text:p text:style-name="P24">der ( masculine )</text:p>
      <text:p text:style-name="P24">die ( feminine )</text:p>
      <text:p text:style-name="P24">das ( neutral )</text:p>
      <text:p text:style-name="P24">die ( plural )</text:p>
      <text:p text:style-name="P21"/>
      <text:p text:style-name="P5"/>
      <text:p text:style-name="P6">_________________________________________________________________________________________________</text:p>
      <text:p text:style-name="P4"><text:soft-page-break/><text:span text:style-name="T4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7-10T19:24:35.988400456</dc:date>
    <meta:editing-duration>PT12H59M</meta:editing-duration>
    <meta:editing-cycles>76</meta:editing-cycles>
    <meta:generator>LibreOffice/7.3.7.2$Linux_X86_64 LibreOffice_project/30$Build-2</meta:generator>
    <meta:document-statistic meta:table-count="0" meta:image-count="0" meta:object-count="0" meta:page-count="3" meta:paragraph-count="70" meta:word-count="367" meta:character-count="2083" meta:non-whitespace-character-count="1718"/>
  </office:meta>
</office:document-meta>
</file>